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C0000098100000BE86DDD2BF7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tučné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obyčejné" style:font-family-generic="swiss" style:font-pitch="variable"/>
    <style:font-face style:name="Tahoma" svg:font-family="Tahoma" style:font-adornments="tučné" style:font-family-generic="swiss" style:font-pitch="variable"/>
  </office:font-face-decls>
  <office:automatic-styles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2"><draw:frame draw:style-name="fr1" draw:name="Obrázek1" text:anchor-type="as-char" svg:width="3.2339in" svg:height="4.0535in" draw:z-index="0"><draw:image xlink:href="Pictures/2000000C0000098100000BE86DDD2BF7.wmf" xlink:type="simple" xlink:show="embed" xlink:actuate="onLoad"/></draw:frame></text:p>
      <text:p text:style-name="Heading_20_2"/>
      <text:p text:style-name="Heading_20_2">Databázové systémy</text:p>
      <text:p text:style-name="Heading_20_1">Výstaviště</text:p>
      <text:p text:style-name="Heading_20_3">Konceptuální model</text:p>
      <text:p text:style-name="Heading_20_2"/>
      <text:p text:style-name="Heading_20_2">24. února 2007</text:p>
      <text:p text:style-name="Text_20_body"/>
      <text:p text:style-name="Text_20_body"/>
      <text:p text:style-name="Standard">Libor Polčák, xpolca03</text:p>
      <text:p text:style-name="Standard">Petr Zemek, xzemek0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tučné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obyčejné" style:font-family-generic="swiss" style:font-pitch="variable"/>
    <style:font-face style:name="Tahoma" svg:font-family="Tahoma" style:font-adornments="tučné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cs" fo:country="CZ" style:font-name-asian="Lucida Sans Unicode" style:font-size-asian="12pt" style:language-asian="en" style:country-asian="US" style:font-name-complex="Tahoma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0398in" fo:margin-bottom="0.0398in" fo:text-align="justify" style:justify-single-word="false" fo:text-indent="0.1575in" style:auto-text-indent="false"/>
    </style:style>
    <style:style style:name="Text_20_body" style:display-name="Text body" style:family="paragraph" style:parent-style-name="Standard" style:class="text">
      <style:paragraph-properties fo:margin-top="0.0398in" fo:margin-bottom="0.0429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Heading_20_1" style:display-name="Heading 1" style:family="paragraph" style:parent-style-name="Heading" style:next-style-name="Heading_20_3" style:class="text">
      <style:paragraph-properties fo:margin-top="1.1811in" fo:margin-bottom="0.0827in" fo:text-align="center" style:justify-single-word="false"/>
      <style:text-properties style:font-name="Times New Roman1" fo:font-size="2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181in" fo:margin-bottom="0.0827in" fo:text-align="center" style:justify-single-word="false" style:shadow="none">
        <style:tab-stops/>
      </style:paragraph-properties>
      <style:text-properties style:font-name="Tahoma" fo:font-size="18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center" style:justify-single-word="false"/>
      <style:text-properties style:font-name="Times New Roman1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background-color="transparent" style:shadow="none">
        <style:tab-stops/>
        <style:background-image/>
      </style:paragraph-properties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3" style:next-style-name="Text_20_body" style:class="text" style:default-outline-level="5">
      <style:paragraph-properties fo:text-align="start" style:justify-single-word="false"/>
      <style:text-properties fo:font-size="11.8999996185303pt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Výpis" style:family="paragraph" style:parent-style-name="Text_20_body" style:class="text">
      <style:paragraph-properties fo:margin-top="0in" fo:margin-bottom="0in"/>
      <style:text-properties style:font-name="Tahoma1" fo:font-size="13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Libor Polčák</meta:initial-creator>
    <meta:creation-date>2005-12-14T20:42:32</meta:creation-date>
    <dc:date>2007-02-25T10:37:53</dc:date>
    <dc:language>cs-CZ</dc:language>
    <meta:editing-cycles>11</meta:editing-cycles>
    <meta:editing-duration>PT5H31M11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7" meta:word-count="14" meta:character-count="103"/>
  </office:meta>
</office:document-meta>
</file>